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3" manifest:full-path="Object 1/"/>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3" manifest:full-path="Object 2/"/>
  <manifest:file-entry manifest:media-type="text/xml" manifest:full-path="Object 3/content.xml"/>
  <manifest:file-entry manifest:media-type="text/xml" manifest:full-path="Object 3/settings.xml"/>
  <manifest:file-entry manifest:media-type="application/vnd.oasis.opendocument.formula" manifest:version="1.3" manifest:full-path="Object 3/"/>
  <manifest:file-entry manifest:media-type="application/binary" manifest:full-path="layout-cache"/>
  <manifest:file-entry manifest:media-type="text/xml" manifest:full-path="Object 4/content.xml"/>
  <manifest:file-entry manifest:media-type="text/xml" manifest:full-path="Object 4/settings.xml"/>
  <manifest:file-entry manifest:media-type="application/vnd.oasis.opendocument.formula" manifest:version="1.3"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3"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application/vnd.oasis.opendocument.formula" manifest:version="1.3"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application/vnd.oasis.opendocument.formula" manifest:version="1.3" manifest:full-path="Object 7/"/>
  <manifest:file-entry manifest:media-type="text/xml" manifest:full-path="Object 8/content.xml"/>
  <manifest:file-entry manifest:media-type="text/xml" manifest:full-path="Object 8/settings.xml"/>
  <manifest:file-entry manifest:media-type="application/vnd.oasis.opendocument.formula" manifest:version="1.3"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pple-system" svg:font-family="apple-system, BlinkMacSystemFont, 'Segoe UI Adjusted', 'Segoe UI', 'Liberation Sans', sans-serif"/>
    <style:font-face style:name="var ff-mono" svg:font-family="'var ff-mono'"/>
    <style:font-face style:name="Droid Sans Devanagari1" svg:font-family="'Droid Sans Devanagari'"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6"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7"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8"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9"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0" style:family="paragraph" style:parent-style-name="Standard">
      <style:paragraph-properties fo:text-align="start" style:justify-single-word="false"/>
    </style:style>
    <style:style style:name="P11" style:family="paragraph" style:parent-style-name="Text_20_body">
      <style:text-properties fo:language="zxx" fo:country="none" style:language-asian="zxx" style:country-asian="none" style:language-complex="zxx" style:country-complex="none"/>
    </style:style>
    <style:style style:name="P12" style:family="paragraph" style:parent-style-name="Text_20_body">
      <style:paragraph-properties fo:line-height="150%"/>
      <style:text-properties fo:language="zxx" fo:country="none" style:language-asian="zxx" style:country-asian="none" style:language-complex="zxx" style:country-complex="none"/>
    </style:style>
    <style:style style:name="P13"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14"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15"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16"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17" style:family="paragraph" style:parent-style-name="Text_20_body">
      <style:paragraph-properties fo:line-height="150%" fo:text-align="justify" style:justify-single-word="false"/>
    </style:style>
    <style:style style:name="P18" style:family="paragraph" style:parent-style-name="Figura">
      <style:text-properties fo:font-size="8pt" style:font-size-asian="8pt" style:font-size-complex="8pt"/>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4">
      <style:paragraph-properties>
        <style:tab-stops>
          <style:tab-stop style:position="16.09cm" style:type="right" style:leader-style="dotted" style:leader-text="."/>
        </style:tab-stops>
      </style:paragraph-properties>
    </style:style>
    <style:style style:name="P21"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2"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3"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24"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7" style:family="paragraph" style:parent-style-name="Standard">
      <style:paragraph-properties fo:line-height="150%" fo:text-align="start" style:justify-single-word="false"/>
      <style:text-properties style:use-window-font-color="true"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language="zxx" fo:country="none" fo:font-style="normal" style:language-asian="zxx" style:country-asian="none" style:font-style-asian="normal" style:language-complex="zxx" style:country-complex="none" style:font-style-complex="normal"/>
    </style:style>
    <style:style style:name="T7" style:family="text">
      <style:text-properties fo:language="zxx" fo:country="none" fo:font-style="italic" style:language-asian="zxx" style:country-asian="none" style:font-style-asian="italic" style:language-complex="zxx" style:country-complex="none" style:font-style-complex="italic"/>
    </style:style>
    <style:style style:name="T8" style:family="text">
      <style:text-properties fo:font-size="10pt" fo:font-style="italic" style:font-size-asian="8.75pt" style:font-style-asian="italic" style:font-size-complex="10pt" style:font-style-complex="italic"/>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6"/>
      <text:p text:style-name="P6"/>
      <text:p text:style-name="Title">PROJECTE “SUPERSOPA”</text:p>
      <text:p text:style-name="P7">Bernat Borràs Civil, Alexandre Ros i Roger, Oscar Ramos Núñez, Raúl Medina Martínez <text:s/></text:p>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0"/>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19"><text:a xlink:type="simple" xlink:href="#__RefHeading___Toc1977_4265977007" text:style-name="Index_20_Link" text:visited-style-name="Index_20_Link">1 Introducció<text:tab/>3</text:a></text:p>
          <text:p text:style-name="P19"><text:a xlink:type="simple" xlink:href="#__RefHeading___Toc1979_4265977007" text:style-name="Index_20_Link" text:visited-style-name="Index_20_Link">2 Vector Ordenat i Cerca Dicotòmica<text:tab/>5</text:a></text:p>
          <text:p text:style-name="P19"><text:a xlink:type="simple" xlink:href="#__RefHeading___Toc1981_4265977007" text:style-name="Index_20_Link" text:visited-style-name="Index_20_Link">3 Filtres de Bloom<text:tab/>6</text:a></text:p>
          <text:p text:style-name="P20"><text:a xlink:type="simple" xlink:href="#__RefHeading___Toc1983_4265977007" text:style-name="Index_20_Link" text:visited-style-name="Index_20_Link">Anàlisi de la</text:a><text:a xlink:type="simple" xlink:href="#__RefHeading___Toc1983_4265977007" text:style-name="Index_20_Link" text:visited-style-name="Index_20_Link"><text:span text:style-name="T1"> taxa de</text:span></text:a><text:a xlink:type="simple" xlink:href="#__RefHeading___Toc1983_4265977007" text:style-name="Index_20_Link" text:visited-style-name="Index_20_Link"><text:span text:style-name="T1"> falsos positiu</text:span></text:a><text:a xlink:type="simple" xlink:href="#__RefHeading___Toc1983_4265977007" text:style-name="Index_20_Link" text:visited-style-name="Index_20_Link"><text:span text:style-name="T1">s </text:span></text:a><text:a xlink:type="simple" xlink:href="#__RefHeading___Toc1983_4265977007" text:style-name="Index_20_Link" text:visited-style-name="Index_20_Link">i optimalitat d' </text:a><text:a xlink:type="simple" xlink:href="#__RefHeading___Toc1983_4265977007" text:style-name="Index_20_Link" text:visited-style-name="Index_20_Link"><text:span text:style-name="T1">m</text:span></text:a><text:a xlink:type="simple" xlink:href="#__RefHeading___Toc1983_4265977007" text:style-name="Index_20_Link" text:visited-style-name="Index_20_Link"><text:tab/>7</text:a></text:p>
          <text:p text:style-name="P20"><text:a xlink:type="simple" xlink:href="#__RefHeading___Toc1985_4265977007" text:style-name="Index_20_Link" text:visited-style-name="Index_20_Link">Com s'ha plantejat l'algorisme i anàlisi dels costs<text:tab/>8</text:a></text:p>
          <text:p text:style-name="P20"><text:a xlink:type="simple" xlink:href="#__RefHeading___Toc1987_4265977007" text:style-name="Index_20_Link" text:visited-style-name="Index_20_Link">Anàlisi de les funcions de hash<text:tab/>8</text:a></text:p>
          <text:p text:style-name="P19"><text:a xlink:type="simple" xlink:href="#__RefHeading___Toc1989_4265977007" text:style-name="Index_20_Link" text:visited-style-name="Index_20_Link">4 Taula Hash amb doble hash<text:tab/>11</text:a></text:p>
          <text:p text:style-name="P19"><text:a xlink:type="simple" xlink:href="#__RefHeading___Toc1991_4265977007" text:style-name="Index_20_Link" text:visited-style-name="Index_20_Link">5 Ternary Search Tree<text:tab/>1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h text:style-name="Heading_20_1" text:outline-level="1"><text:bookmark-start text:name="__RefHeading___Toc1977_4265977007"/>1<text:tab/><text:alphabetical-index-mark-start text:id="IMark257344436"/>Introducció<text:bookmark-end text:name="__RefHeading___Toc1977_4265977007"/><text:alphabetical-index-mark-end text:id="IMark257344436"/></text:h>
      <text:p text:style-name="P8"/>
      <text:p text:style-name="P8"/>
      <text:p text:style-name="P3">En aquesta pràctica d'algorísmia, se'ns demana implementar diverses Estructures de Dades i Algorismes per a tal de cercar paraules d'un diccionari en una sopa de lletres. La sopa de lletres, anomenada "SuperSopa", té una mida d' <text:span text:style-name="T1">NxN</text:span> caràcters en l'alfabet anglès, en majúscules.</text:p>
      <text:p text:style-name="P3"/>
      <text:p text:style-name="P3">Formalment, és una matriu <text:span text:style-name="T1">NxN </text:span>on <text:span text:style-name="T1">N</text:span> és un valor definit en temps de compilació, possiblement variable, i on cada entrada de la <text:span text:style-name="T1"><text:s/>SuperSopa</text:span> és un caràcter representat per 1 Byte entre el rang de valors Unicode [U+0041, U+005A] = [A..Z].</text:p>
      <text:p text:style-name="P3"/>
      <text:p text:style-name="P3">La <text:span text:style-name="T1">SuperSopa</text:span> serà generada pel programa en temps d'execució, i s'hi amagaran aleatòriament i exactament vint paraules d'un diccionari<text:span text:style-name="T1">.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8"><text:s/></text:span></text:p>
      <text:p text:style-name="P3"/>
      <text:p text:style-name="P3">Hem pres la decisió que, per a aquelles caselles on no s'hi amagui cap paraula de les vint preseleccionades, estiguin ocupades per lletres escollides a l'atzar. </text:p>
      <text:p text:style-name="P3"/>
      <text:p text:style-name="P3">Les paraules es poden amagar en qualsevol direcció, i aquesta direcció pot variar. És a dir, una paraula és dins de la <text:span text:style-name="T1">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3"/>
      <text:p text:style-name="P3">Després de llegir l'entrada estàndard, el nostre programari buscarà, per a cada implementació proposada, totes les paraules del diccionari que s'hi puguin trobar a la <text:span text:style-name="T1">SuperSopa</text:span>, estiguin al subconjunt de vint paraules o no. Per a cada implementació es generarà un fitxer amb extensió<text:span text:style-name="T1"> *.out</text:span><text:span text:style-name="T1">, </text:span><text:soft-page-break/>que contindrà les paraules trobades en ordre alfabètic i una primera línia amb el temps estimat que ha trigat l'algorisme.</text:p>
      <text:p text:style-name="P3"/>
      <text:p text:style-name="P3">Les Estructures de Dades que farem servir seran les següents:</text:p>
      <text:p text:style-name="P3"/>
      <text:list xml:id="list5725453490999882589" text:style-name="L1">
        <text:list-item>
          <text:p text:style-name="P21">Vector Ordenat</text:p>
        </text:list-item>
        <text:list-item>
          <text:p text:style-name="P21">Filtres de Bloom</text:p>
        </text:list-item>
        <text:list-item>
          <text:p text:style-name="P21">Taula Hash amb doble hash</text:p>
        </text:list-item>
        <text:list-item>
          <text:p text:style-name="P21">Ternary Search Tree</text:p>
        </text:list-item>
      </text:list>
      <text:p text:style-name="P5"/>
      <text:p text:style-name="P3">Els fitxers font que implementen cada estructura de dades i algorisme són, respectivament:</text:p>
      <text:p text:style-name="P3"/>
      <text:list xml:id="list4672508520134006751" text:style-name="L2">
        <text:list-item>
          <text:p text:style-name="P22">diccSortedVector.hh <text:span text:style-name="T4">i </text:span>diccSortedVector.cc</text:p>
        </text:list-item>
        <text:list-item>
          <text:p text:style-name="P22">BloomFilter.hh<text:span text:style-name="T4"> i </text:span>BloomFilter.cc</text:p>
        </text:list-item>
        <text:list-item>
          <text:p text:style-name="P22">diccDHashing.cc <text:span text:style-name="T4">i </text:span>diccDHashing.hh</text:p>
        </text:list-item>
        <text:list-item>
          <text:p text:style-name="P22">diccTernary.hh, diccTernary.cc, Ternary.hh <text:span text:style-name="T4">i </text:span>Ternary.cc</text:p>
        </text:list-item>
      </text:list>
      <text:p text:style-name="P5"/>
      <text:p text:style-name="P3">També es troben dos diccionaris de prova que hem emprat, dues llistes de paraules:</text:p>
      <text:p text:style-name="P3"/>
      <text:list xml:id="list1535153300535549750" text:style-name="L3">
        <text:list-item>
          <text:p text:style-name="P23">EFFwordlist.txt<text:span text:style-name="T4">, de la </text:span>Electronic Frontiers Foundation <text:span text:style-name="T4">(7.776 paraules)</text:span></text:p>
          <text:p text:style-name="P23">(https://www.eff.org/deeplinks/2016/07/new-wordlists-random-passphrases) </text:p>
        </text:list-item>
        <text:list-item>
          <text:p text:style-name="P23">CORNCOBwordlist.txt<text:span text:style-name="T4">, de </text:span>Mieliestronk<text:span text:style-name="T4"> (58.108 paraules)</text:span></text:p>
          <text:p text:style-name="P23">(http://www.mieliestronk.com/wordlist.html) </text:p>
        </text:list-item>
      </text:list>
      <text:p text:style-name="P5"/>
      <text:p text:style-name="P3">A més a més, hem proporcionat un <text:span text:style-name="T1">Makefile</text:span> per a compilar convenientment amb el compilador de C / C++ de GNU (g++). Simplement, la comanda<text:span text:style-name="T1"> make</text:span> compilarà tot i generarà un executable<text:span text:style-name="T1"> program.x</text:span>, i la comanda<text:span text:style-name="T1"> make clean</text:span> eliminarà els executables, fitxers objecte i altres generats durant la compilació.</text:p>
      <text:p text:style-name="P3"/>
      <text:p text:style-name="P3"/>
      <text:p text:style-name="P3">Finalment, hem adjuntat un petit programa escrit en Python, <text:span text:style-name="T1">histogram.py</text:span>, que podrà generar histogrames i poder comprovar la uniformitat dels diferents hashes que hem emprat.</text:p>
      <text:p text:style-name="P3"><text:soft-page-break/></text:p>
      <text:h text:style-name="Heading_20_1" text:outline-level="1"><text:bookmark-start text:name="__RefHeading___Toc1979_4265977007"/>2<text:tab/><text:alphabetical-index-mark-start text:id="IMark257344436"/>Vector Ordenat i Cerca Dicotòmica<text:bookmark-end text:name="__RefHeading___Toc1979_4265977007"/><text:alphabetical-index-mark-end text:id="IMark257344436"/></text:h>
      <text:p text:style-name="P3"/>
      <text:p text:style-name="P3">Aquesta primera implementació consta d'un sol vector amb totes les paraules ordenades ascendentment per ordre lexicogràfic. S'inicialitza el vector amb totes les paraules i, finalment, s'ordena el vector.</text:p>
      <text:p text:style-name="P3"/>
      <text:p text:style-name="P3">A més a més, per tal d'accelerar i optimitzar la cerca, s'ha fet ús d'un vector auxiliar de vint-i-sis posicions, anomenat <text:span text:style-name="T1">Index</text:span>, que indicarà per cada lletra (índex del vector) on es troba la primera paraula començant per la lletra al vector principal.</text:p>
      <text:p text:style-name="P3"/>
      <text:p text:style-name="P3">On <text:span text:style-name="T1">n</text:span> és el nombre de paraules del diccionari:</text:p>
      <text:p text:style-name="P3"/>
      <text:list xml:id="list2687740773698168096" text:style-name="L4">
        <text:list-item>
          <text:p text:style-name="P25">El cost espacial serà de <text:span text:style-name="T1">O(n), </text:span>on <text:span text:style-name="T1">n</text:span> és el nombre de paraules</text:p>
        </text:list-item>
        <text:list-item>
          <text:p text:style-name="P25">El cost temporal d'inicialització serà de <text:span text:style-name="T1">O(n log n)</text:span>, doncs caldrà ordenar tots els elements</text:p>
        </text:list-item>
        <text:list-item>
          <text:p text:style-name="P25">El cost de cercar un element dicotòmicament serà de <text:span text:style-name="T1">O(log 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ext:soft-page-break/></text:p>
      <text:h text:style-name="Heading_20_1" text:outline-level="1"><text:bookmark-start text:name="__RefHeading___Toc1981_4265977007"/>3<text:tab/><text:alphabetical-index-mark-start text:id="IMark257359212"/>Filtres de Bloom<text:bookmark-end text:name="__RefHeading___Toc1981_4265977007"/><text:alphabetical-index-mark-end text:id="IMark257359212"/></text:h>
      <text:p text:style-name="P9"/>
      <text:p text:style-name="P3">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1">falsos positius, </text:span>és a dir, el filtre ens digui que un element està al conjunt quan en veritat no hi és; però no és possible trobar-nos amb <text:span text:style-name="T1">falsos negatius</text:span>. Per tant, si el filtre ens diu que un element no hi és, aquell element segur que no és en el conjunt inicial.</text:p>
      <text:p text:style-name="P3"/>
      <text:p text:style-name="P3">L'estructura en sí es compon d'un vector de bits d'una certa llargada <text:span text:style-name="T1">m</text:span>, i a més a més necessita <text:span text:style-name="T1">k </text:span>funcions de hash que converteixin el tipus d'element (en el nostre cas, una <text:span text:style-name="T1">string</text:span>), a una posició entre [0..<text:span text:style-name="T1">m</text:span>]. El vector serà implementat amb un<text:span text:style-name="T1"> vector&lt;bool&gt;,</text:span> doncs les versions més recents de C++ ho implementen eficientment amb un bit per a representar un booleà. <text:s/></text:p>
      <text:p text:style-name="P3"/>
      <text:p text:style-name="P3">Inicialment, quan no hi hagi cap element al filtre, tot bit del vector serà inicialitzat a zero (<text:span text:style-name="T1">false</text:span>). Per a inserir una paraula, s'evaluarà cada funció de hash amb la paraula i les posicions que retornin cada funció de hash seran canviades per un u (<text:span text:style-name="T1">true</text:span>). </text:p>
      <text:p text:style-name="P3"/>
      <text:p text:style-name="P3">Per a probar una paraula, s'evaluarà cada funció de hash amb la paraula i només si totes les posicions que retornen cada funció de hash estan a 1, llavors la paraula<text:span text:style-name="T5"> pot</text:span> estar al conjunt, amb una probabilitat de<text:span text:style-name="T1"> fals positiu </text:span>que podrem refinar amb <text:span text:style-name="T1">k</text:span> (nombre de funcions hash) i <text:span text:style-name="T1">m</text:span> (llargada del vector). Cal recordar que, si alguna de les funcions retorna una posició on hi ha un zero, llavors la paraula <text:span text:style-name="T5">no pot</text:span> estar al vector.</text:p>
      <text:p text:style-name="P3"/>
      <text:p text:style-name="P3">És imperatiu que per tal que el filtre funcioni correctament les funcions de hash seguiexin distribucions <text:s/>uniformes. Per aquesta raó hem realitzat un estudi de cadascuna de les sis funcions de hash que han estat implementades pel filtre de Bloom. </text:p>
      <text:p text:style-name="P3"/>
      <text:p text:style-name="P3"/>
      <text:p text:style-name="P4"><text:soft-page-break/></text:p>
      <text:h text:style-name="Heading_20_4" text:outline-level="4"><text:bookmark-start text:name="__RefHeading___Toc1983_4265977007"/><text:alphabetical-index-mark-start text:id="IMark257359212"/>Anàlisi de la<text:span text:style-name="T1"> taxa de</text:span><text:span text:style-name="T1"> falsos positiu</text:span><text:span text:style-name="T1">s </text:span>i optimalitat d' <text:span text:style-name="T1">m</text:span><text:bookmark-end text:name="__RefHeading___Toc1983_4265977007"/><text:alphabetical-index-mark-end text:id="IMark257359212"/></text:h>
      <text:p text:style-name="P4"/>
      <text:p text:style-name="P3">Nosaltres hem optat per a tenir el nombre de funcions de hash constant a sis (<text:span text:style-name="T1">k = </text:span>6)<text:span text:style-name="T1">. </text:span>Per tant, l'única variable que podrem modificar per tal d'aconseguir una taxa de falsos positius (que representarem amb la variable <text:span text:style-name="T1">p</text:span>) serà la llargada del nostre filtre, <text:span text:style-name="T1">m.</text:span></text:p>
      <text:p text:style-name="P5"/>
      <text:p text:style-name="P11">Deduirem l'optimalitat d' <text:span text:style-name="T1">m</text:span><text:span text:style-name="T4"> a partir de </text:span><text:span text:style-name="T1">k, p</text:span><text:span text:style-name="T4"> i </text:span><text:span text:style-name="T1">n</text:span><text:span text:style-name="T4">, on </text:span><text:span text:style-name="T1">n </text:span><text:span text:style-name="T4">és el nombre d'elements al nostre diccionari</text:span><text:span text:style-name="T4">:</text:span></text:p>
      <text:p text:style-name="P14"/>
      <text:p text:style-name="P13"><text:span text:style-name="T4">Primer, la probabilitat que </text:span><text:span text:style-name="T1">una</text:span><text:span text:style-name="T4"> funció de hash posi a 1 una determinada posició del vector és de </text:span><text:span text:style-name="T4"><draw:frame draw:style-name="fr3" draw:name="Object1" text:anchor-type="as-char" svg:y="-0.377cm" svg:width="0.908cm" svg:height="0.467cm" draw:z-index="0"><draw:object xlink:href="./Object 1" xlink:type="simple" xlink:show="embed" xlink:actuate="onLoad"/><draw:image xlink:href="./ObjectReplacements/Object 1" xlink:type="simple" xlink:show="embed" xlink:actuate="onLoad"/></draw:frame></text:span><text:span text:style-name="T4">donat que podem suposar que és unif</text:span><text:span text:style-name="T4">orme</text:span><text:span text:style-name="T4">, i doncs la probabilitat que no posi una determinada posició</text:span><text:span text:style-name="T4"> a 1</text:span><text:span text:style-name="T4"> és de </text:span><draw:frame draw:style-name="fr3" draw:name="Object2" text:anchor-type="as-char" svg:y="-0.377cm" svg:width="1.473cm" svg:height="0.467cm" draw:z-index="1"><draw:object xlink:href="./Object 2" xlink:type="simple" xlink:show="embed" xlink:actuate="onLoad"/><draw:image xlink:href="./ObjectReplacements/Object 2" xlink:type="simple" xlink:show="embed" xlink:actuate="onLoad"/></draw:frame>. Donat que tenim <text:span text:style-name="T1">k = </text:span><text:span text:style-name="T1">6</text:span><text:span text:style-name="T4"> funcions de hash, la probabilitat de que cap funció de hash posi a 1 una determinada posició del vector és de </text:span><draw:frame draw:style-name="fr3" draw:name="Object3" text:anchor-type="as-char" svg:y="-0.437cm" svg:width="1.914cm" svg:height="0.557cm" draw:z-index="2"><draw:object xlink:href="./Object 3" xlink:type="simple" xlink:show="embed" xlink:actuate="onLoad"/><draw:image xlink:href="./ObjectReplacements/Object 3" xlink:type="simple" xlink:show="embed" xlink:actuate="onLoad"/></draw:frame>.</text:p>
      <text:p text:style-name="P12"/>
      <text:p text:style-name="P13">Segueix que per a una <text:span text:style-name="T1">m</text:span><text:span text:style-name="T4"> prou gran, podem aplicar la definició per la constant d'Euler i veure que</text:span><text:span text:style-name="T4">, de forma aproximada,</text:span><text:span text:style-name="T4"> </text:span><text:span text:style-name="T4"><draw:frame draw:style-name="fr3" draw:name="Object4" text:anchor-type="as-char" svg:y="-0.437cm" svg:width="5.925cm" svg:height="0.557cm" draw:z-index="3"><draw:object xlink:href="./Object 4" xlink:type="simple" xlink:show="embed" xlink:actuate="onLoad"/><draw:image xlink:href="./ObjectReplacements/Object 4" xlink:type="simple" xlink:show="embed" xlink:actuate="onLoad"/></draw:frame></text:span><text:span text:style-name="T4">. Havent inserit </text:span><text:span text:style-name="T1">n</text:span><text:span text:style-name="T4"> elements, la probabilitat de que una determinada posició encara estigui a zero és de </text:span><text:span text:style-name="T1"><draw:frame draw:style-name="fr3" draw:name="Object5" text:anchor-type="as-char" svg:y="-0.437cm" svg:width="1.18cm" svg:height="0.527cm" draw:z-index="4"><draw:object xlink:href="./Object 5" xlink:type="simple" xlink:show="embed" xlink:actuate="onLoad"/><draw:image xlink:href="./ObjectReplacements/Object 5" xlink:type="simple" xlink:show="embed" xlink:actuate="onLoad"/></draw:frame></text:span><text:span text:style-name="T1">, </text:span><text:span text:style-name="T4">i anàlogament la probabilitat </text:span><text:span text:style-name="T4">de </text:span><text:span text:style-name="T4">que estigui a 1 és de <text:s/></text:span><text:span text:style-name="T4"><draw:frame draw:style-name="fr3" draw:name="Object6" text:anchor-type="as-char" svg:y="-0.437cm" svg:width="1.744cm" svg:height="0.527cm" draw:z-index="5"><draw:object xlink:href="./Object 6" xlink:type="simple" xlink:show="embed" xlink:actuate="onLoad"/><draw:image xlink:href="./ObjectReplacements/Object 6" xlink:type="simple" xlink:show="embed" xlink:actuate="onLoad"/></draw:frame></text:span><text:span text:style-name="T4">. </text:span></text:p>
      <text:p text:style-name="P15"/>
      <text:p text:style-name="P13"><text:span text:style-name="T4">Amb aquesta última probabilitat, ja podem aproximar </text:span><text:span text:style-name="T1">p</text:span><text:span text:style-name="T4">. </text:span><text:span text:style-name="T1">p</text:span><text:span text:style-name="T4"> és la probabilitat de que un </text:span><text:span text:style-name="T4">element que no està al conjunt doni positiu. Ergo, és la probabilitat que sis posicions aleatòries estiguin a 1. És a dir, que podem aproximar </text:span><text:span text:style-name="T1">p </text:span><text:span text:style-name="T4">amb la següent fórmula: </text:span><text:span text:style-name="T1"><text:s/></text:span><text:span text:style-name="T1"><draw:frame draw:style-name="fr3" draw:name="Object7" text:anchor-type="as-char" svg:y="-0.437cm" svg:width="2.792cm" svg:height="0.557cm" draw:z-index="6"><draw:object xlink:href="./Object 7" xlink:type="simple" xlink:show="embed" xlink:actuate="onLoad"/><draw:image xlink:href="./ObjectReplacements/Object 7" xlink:type="simple" xlink:show="embed" xlink:actuate="onLoad"/></draw:frame></text:span><text:span text:style-name="T1">.</text:span></text:p>
      <text:p text:style-name="P16"/>
      <text:p text:style-name="P15">Llavors, donada la <text:span text:style-name="T1">p</text:span> que volem aconseguir, i donada la llargada del diccionari que sabrem abans de construir el filtre, <text:s/>la llargada del filtre òptima serà <draw:frame draw:style-name="fr3" draw:name="Object8" text:anchor-type="as-char" svg:y="-0.619cm" svg:width="3.224cm" svg:height="1.094cm" draw:z-index="7"><draw:object xlink:href="./Object 8" xlink:type="simple" xlink:show="embed" xlink:actuate="onLoad"/><draw:image xlink:href="./ObjectReplacements/Object 8" xlink:type="simple" xlink:show="embed" xlink:actuate="onLoad"/></draw:frame>.</text:p>
      <text:p text:style-name="P17"><text:soft-page-break/><text:span text:style-name="T6">Aquesta és la funció que s'empra a la constructora per tal d'optimitzar els falsos positius. El valor </text:span><text:span text:style-name="T7">pFalsePositive</text:span><text:span text:style-name="T6"> és, per defecte, de 0.00001 (0.01 </text:span>‰). </text:p>
      <text:p text:style-name="P13"/>
      <text:h text:style-name="Heading_20_4" text:outline-level="4"><text:bookmark-start text:name="__RefHeading___Toc1985_4265977007"/>Com s'ha plantejat l'algorisme i anàlisi dels costs<text:bookmark-end text:name="__RefHeading___Toc1985_4265977007"/></text:h>
      <text:p text:style-name="P4"/>
      <text:p text:style-name="P3">És evident que necessitem un filtre de Bloom per al diccionari de paraules. Tot i així, al fer una cerca per la <text:span text:style-name="T1">SuperSopa</text:span>, com ens ho farem per a cercar les paraules que s'hi troben de forma eficient? Com ens ho fem per a saber si un cert prefix és un prefix d'alguna paraula existent al diccionari?</text:p>
      <text:p text:style-name="P3"/>
      <text:p text:style-name="P3">Nosaltres hem decidit implementar un segon filtre de Bloom, on hi inserirem els prefixos de cada paraula del diccionari. El fitxer <text:span text:style-name="T1">main.cc</text:span> calcula el nombre de prefixos totals i passa aquest paràmetre a la constructora de <text:span text:style-name="T1">Bloom</text:span><text:span text:style-name="T1">, </text:span>amb la taxa de falsos positius desitjada. </text:p>
      <text:p text:style-name="P4"/>
      <text:p text:style-name="P3"/>
      <text:p text:style-name="P3">El cost en espai del filtre primari serà, evidentment, <text:span text:style-name="T1">O(m)</text:span> = <text:span text:style-name="T1">O(n)</text:span> <text:s/>doncs <text:span text:style-name="T1">m</text:span> depèn d'<text:span text:style-name="T1"> n</text:span> linialment. Concretament, l'espai que ocuparà el filtre a memòria és d'exactament <text:span text:style-name="T1">m</text:span> bits. Tot i així tenim un segon filtre pels prefixos, que ocuparà en espai <text:span text:style-name="T1">O(nv)</text:span>, on <text:span text:style-name="T1">n</text:span> és el nombre de paraules del diccionari i <text:span text:style-name="T1">v</text:span> la longitud mitjana de cada paraula.</text:p>
      <text:p text:style-name="P4"/>
      <text:list xml:id="list20405182" text:continue-numbering="true" text:style-name="L4">
        <text:list-item>
          <text:p text:style-name="P25">El cost espacial serà de <text:span text:style-name="T1">O(</text:span><text:span text:style-name="T1">nv</text:span><text:span text:style-name="T1">), n</text:span> és el nombre de paraules i <text:span text:style-name="T1">v </text:span>la longitud mitjana d'una paraula</text:p>
        </text:list-item>
        <text:list-item>
          <text:p text:style-name="P25">El cost temporal d'inicialització serà de <text:span text:style-name="T1">O(</text:span><text:span text:style-name="T1">nv</text:span><text:span text:style-name="T1">)</text:span>, per a inicialitzar els dos filtres amb zeros.</text:p>
        </text:list-item>
        <text:list-item>
          <text:p text:style-name="P25">El cost de cercar o afegir una paraula sempre serà constant, <text:span text:style-name="T1">O(</text:span><text:span text:style-name="T1">k</text:span><text:span text:style-name="T1">)</text:span><text:span text:style-name="T1"> = O(1)</text:span><text:span text:style-name="T1">.</text:span></text:p>
        </text:list-item>
      </text:list>
      <text:p text:style-name="P5"/>
      <text:p text:style-name="P5"/>
      <text:h text:style-name="Heading_20_4" text:outline-level="4"><text:bookmark-start text:name="__RefHeading___Toc1987_4265977007"/>Anàlisi de les funcions de hash<text:bookmark-end text:name="__RefHeading___Toc1987_4265977007"/></text:h>
      <text:p text:style-name="P4"/>
      <text:p text:style-name="P3">Una de les propietats més importants a l'hora d'escollir una funció de hash és la seva uniformitat. Una funció de hash no uniforme pot portar a moltes col·lisions i, en el cas dels filtres de Bloom, molts més falsos positius dels esperats.</text:p>
      <text:p text:style-name="P3"><text:soft-page-break/></text:p>
      <text:p text:style-name="P3">En aquesta implementació de dos filtres de bloom utilitza sis funcions de hash, i hem pogut analitzar la seva uniformitat i dispersió amb histogrames.</text:p>
      <text:p text:style-name="P5"/>
      <text:p text:style-name="P3">Com s'ha comentat en la introducció d'aquest document, a més de les classes i fitxers relacionats amb el programa en sí, s'ha fet entrega d'un programa escrit en <text:span text:style-name="T1">Python</text:span>, <text:span text:style-name="T1">histogram.py, </text:span>que genera sis histogrames amb la llibreria <text:span text:style-name="T1">matplotlib</text:span> de cadascuna de les funcions de hash implementades.</text:p>
      <text:p text:style-name="P3"/>
      <text:p text:style-name="P3">Per tal de fer-ho, hi ha diverses línies comentades en els fitxers <text:span text:style-name="T1">BloomFiler.cc </text:span>(línies 12-14, 179-184) i a <text:span text:style-name="T1">BloomFilter.hh</text:span> (línia 22) que, si es descomenten, generaran sis diferents fitxers <text:span text:style-name="T1">h1, h2, ..., h6</text:span>.</text:p>
      <text:p text:style-name="P3"/>
      <text:p text:style-name="P3">Per a cada paraula del diccionari llegit, la funció <text:span text:style-name="T1">hash1</text:span> evaluarà el primer hash i, a més de posar la posició del filtre a 1, imprimirà aquesta posició al fitxer <text:span text:style-name="T1">h1.</text:span> El mateix per a cadascuna de les sis funcions, de manera que el recompte de línies de cada fitxer <text:span text:style-name="T1">h{1..6}</text:span> és el nombre d'elements al diccionari.</text:p>
      <text:p text:style-name="P3"/>
      <text:p text:style-name="P3">Després, si s'executa <text:span text:style-name="T1">histogram.py </text:span>amb <text:span text:style-name="T1">Python </text:span>(cal haver instal·lat <text:span text:style-name="T1">matplotlib</text:span> amb <text:span text:style-name="T1">pip install</text:span>), es generaran sis histogrames, un per cada hash, que ajuden a valorar l'uniformitat de cadascun.</text:p>
      <text:p text:style-name="P5"/>
      <text:p text:style-name="P5"><draw:frame draw:style-name="fr1" draw:name="Frame1" text:anchor-type="char" svg:width="9.188cm" draw:z-index="8"><draw:text-box fo:min-height="7.567cm"><text:p text:style-name="P18"><draw:frame draw:style-name="fr2" draw:name="Image1" text:anchor-type="paragraph" svg:width="10.657cm" style:rel-width="116%" svg:height="8.53cm" style:rel-height="scale" draw:z-index="9"><draw:image/></draw:frame>Figura <text:sequence text:ref-name="refFigura0" text:name="Figura" text:formula="ooow:Figura+1" style:num-format="1">1</text:sequence>: Histogrames de les funcions de hash amb el diccionari CORNCOB</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3"/>
      <text:p text:style-name="P3">Per simplificar-ho, s'han omès els eixos <text:span text:style-name="T1">X</text:span> i <text:span text:style-name="T1">Y</text:span> en les gràfiques. L'eix <text:span text:style-name="T1">X</text:span> és el valor de la funció de hash (mòdul amb el nombre d'elements del diccionari) i l'eix <text:span text:style-name="T1">Y</text:span> seria el nombre de paraules (ocurrències) que s'evaluen al valor <text:span text:style-name="T1">X. </text:span><text:s/>A més a més, tots els histogrames es dibuixen amb <text:span text:style-name="T1">n_bins </text:span>rangs, on <text:span text:style-name="T1">n_bins </text:span>és una variable que es troba al principi de <text:span text:style-name="T1">histogram.py. </text:span>També es poden editar els colors, si no agraden.</text:p>
      <text:p text:style-name="P3"/>
      <text:p text:style-name="P3">Gràcies a aquesta fantàstica llibreria de <text:span text:style-name="T1">Python</text:span>, hem pogut, per exemple, observar perquè en una primera implementació hi havia un nombre exessiu de falsos positius:</text:p>
      <text:p text:style-name="P3"/>
      <text:p text:style-name="P3"><draw:frame draw:style-name="fr1" draw:name="Frame2" text:anchor-type="char" svg:width="11.806cm" draw:z-index="10"><draw:text-box fo:min-height="7.34cm"><text:p text:style-name="P18"><draw:frame draw:style-name="fr2" draw:name="Image2" text:anchor-type="paragraph" svg:width="11.806cm" style:rel-width="100%" svg:height="7.34cm" style:rel-height="scale" draw:z-index="11"><draw:image/></draw:frame>Figura <text:sequence text:ref-name="refFigura1" text:name="Figura" text:formula="ooow:Figura+1" style:num-format="1">2</text:sequence>: Histograma de les funcions de hash implementades incorrecta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3"/>
      <text:p text:style-name="P3"><text:soft-page-break/>Les funcions de hash definitives inclouen<text:span text:style-name="T1"> Fowler-Noll-Vo (FNV)</text:span>,<text:span text:style-name="T1"> djb2</text:span>,<text:span text:style-name="T1"> SDBM, Jenkin's One-at-a-time</text:span> i<text:span text:style-name="T1"> Murmur3.</text:span><text:span text:style-name="T1"> </text:span>Totes estan implementades a <text:span text:style-name="T1">BloomFilter.cc</text:span>.</text:p>
      <text:p text:style-name="P3"/>
      <text:p text:style-name="P3"/>
      <text:p text:style-name="P3"/>
      <text:h text:style-name="Heading_20_1" text:outline-level="1"><text:bookmark-start text:name="__RefHeading___Toc1989_4265977007"/>4<text:tab/>Taula Hash amb doble hash<text:bookmark-end text:name="__RefHeading___Toc1989_4265977007"/></text:h>
      <text:p text:style-name="P9"/>
      <text:p text:style-name="P3">Per la tercera estructura de dades s'ha implementat una taula de hash, mitjançant un vector de strings, amb un double hashing a l'hora d'assignar les paraules. Una taula de hash ens permet enmagatzemar i cercar elements mitjançant "claus" (o Ids / <text:span text:style-name="T5">key</text:span>) generades a partir de les funcions de hash. Donat un element (que volem emmagatzemar o cercar) aquest, després de passar per les dues funcions de hash complementàries a la taula, tindrà associat una <text:span text:style-name="T5">key</text:span> que el permetrà distingir-lo de quasi tots els altres elements. Tot i això, la clau no és única i la possibilitat de que dos elements en tinguin la mateixa ve donada per diversos factors:</text:p>
      <text:p text:style-name="P3"/>
      <text:p text:style-name="P3">-El tamany de la taula de Hash: com, en definitiva, una clau es un identificador aquest correspondrà a una posició del vector d'elements (on es guarda el Diccionari). Per això, després de obtenir el resultat de les funcions de hash s'ha de fer un mòdul amb la mida del vector, per tal d'obtenir un valor entre 0 i n (n = tamany del vector d'emmagatzematje). Quan més gran sigui aquesta taula, més gran podrà ser també la <text:span text:style-name="T5">key</text:span>. Cal remarcar, però, que és , molt recomanable que aquest sigui primer</text:p>
      <text:p text:style-name="P3">-La qualitat de les funcions de Hash: el double hashing consisteix en l'utilització de dos funcions de hash per obtenir la clau. Aquestes, si es vol que els resultats siguin aproximadament equiprobables, han de ser escollides amb cura per tal que no donin resultats iguals per elements diferents de manera sovint (com per exemple assignar un pes a cada lletra del abecedari {a,b,c,d...} -&gt; {1,2,3,4...} i sumar els valors {abc} -&gt; {6} on les paraules amb les mateixes lletres <text:span text:style-name="T9">sempre</text:span><text:span text:style-name="T10"> generen una mateixa clau).</text:span></text:p>
      <text:p text:style-name="P3"><text:span text:style-name="T10"/></text:p>
      <text:p text:style-name="P3"><text:span text:style-name="T10">El double hashing té un sistema per evitar les colisions formades per elements que comparteixen la </text:span><text:span text:style-name="T11">key</text:span><text:span text:style-name="T10">. Per això s'utilitzen dues funcions. El sistema és el següent:</text:span></text:p>
      <text:p text:style-name="P3"><text:span text:style-name="T10"/></text:p>
      <text:p text:style-name="P3"><text:span text:style-name="T10">Suposem que vols emmagatzemar un element T (en el nostre cas un string) al vector de la taula.</text:span></text:p>
      <text:p text:style-name="P3"><text:soft-page-break/><text:span text:style-name="T10">1- Processem l'element per la funció de hash </text:span><text:span text:style-name="T11">1</text:span><text:span text:style-name="T10">. Obtindrem una </text:span><text:span text:style-name="T11">key_1.</text:span></text:p>
      <text:p text:style-name="P3"><text:span text:style-name="T10">2- Mirem si la posició del nostre vector v (v[</text:span><text:span text:style-name="T11">key_1</text:span><text:span text:style-name="T10">]) és lliure, si ho és hem acabat, sino tenim una </text:span><text:span text:style-name="T9">col.lisió</text:span><text:span text:style-name="T10">. Aquí és on intervé la funció de hash </text:span><text:span text:style-name="T11">2</text:span><text:span text:style-name="T10">. Aquesta funció, al processar T, ens retorna </text:span><text:span text:style-name="T11">key_2</text:span><text:span text:style-name="T10">.</text:span></text:p>
      <text:p text:style-name="P3"><text:span text:style-name="T10">3- Generem una nova </text:span><text:span text:style-name="T11">key_1</text:span><text:span text:style-name="T10"> = </text:span><text:span text:style-name="T11">key_1 + key_2</text:span><text:span text:style-name="T10"> i tornem a provar (pas 2) fins que o bé trobem un espai buit, o bé hem fet n (tamany taula) iteracions (que indicaria que hem "donat tota la volta").</text:span></text:p>
      <text:p text:style-name="P3"><text:span text:style-name="T10">Generalitzant el pas 3 tenim que la </text:span><text:span text:style-name="T11">key </text:span><text:span text:style-name="T10">segueix el format: </text:span><text:span text:style-name="T11">key = hash1 + n_iteracions * hash2</text:span></text:p>
      <text:p text:style-name="P3"><text:span text:style-name="T10">(on n_iteracions comença sent 0 inicialment).</text:span></text:p>
      <text:p text:style-name="P3"><text:span text:style-name="T10"/></text:p>
      <text:p text:style-name="P3"><text:span text:style-name="T10"/></text:p>
      <text:p text:style-name="P3"><text:span text:style-name="T10">Les dues funcions de hash escogides han estat 1-Multiplicació per nombre primer i 2-djb2.</text:span></text:p>
      <text:p text:style-name="P3"><text:span text:style-name="T10"/></text:p>
      <text:p text:style-name="P3"><text:span text:style-name="T10">1-Es basa en anar sumant el valor de cada lletra de la paraula (a = 1, b = 2,...) multiplicat per un nombre primer. Aquesta multiplicació per un nombre primer és el que fa que sigui considerablement difícil arribar a un mateix valor per paraules diferents.</text:span></text:p>
      <text:p text:style-name="P3"><text:span text:style-name="T10"/></text:p>
      <text:p text:style-name="P3"><text:span text:style-name="T10">2-djb2 de Dan Bernstein és una coneguda funció de hash utilitzada sovint per la seva uniformitat contrastada.</text:span></text:p>
      <text:p text:style-name="P3"><text:span text:style-name="T10"/></text:p>
      <text:p text:style-name="P3"><text:span text:style-name="T10">Pel que fa als costos d'aquesta estructura de dades en la supersopa hem de tenir en compte que, a més d'un vector per guardar les paraules del diccionari, hem utilitzat un segón vector auxiliar per emmagatzemar els prefixos de les paraules, per tal de fer més eficient la cerca. El tamany (cost de memoria) del primer vector és el nombre primer més petit &gt; n (n = tamany del diccionari proporcionat pel joc de proves / execucció) i del segón vector és </text:span><text:span text:style-name="T11">q </text:span><text:span text:style-name="T10">(el nombre primer més petit &gt; n_Prefixes (que és la suma de la quantitat de prefixos que tenen totes les paraules)).</text:span></text:p>
      <text:p text:style-name="P3"/>
      <text:p text:style-name="P4"/>
      <text:list xml:id="list20431638" text:continue-numbering="true" text:style-name="L4">
        <text:list-item>
          <text:p text:style-name="P25">El cost espacial serà <text:s/><text:span text:style-name="T3">O(q)</text:span></text:p>
        </text:list-item>
        <text:list-item>
          <text:p text:style-name="P25">El cost temporal d'inicialització serà de <text:span text:style-name="T1">O(nv)</text:span>, per a inicialitzar els dos filtres amb ".".</text:p>
        </text:list-item>
        <text:list-item>
          <text:p text:style-name="P25"><text:span text:style-name="T10">El cost de cercar o afegir una paraula serà lineal, </text:span><text:span text:style-name="T2">O(n).</text:span></text:p>
        </text:list-item>
      </text:list>
      <text:p text:style-name="P3"/>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_Toc1991_4265977007"/>5<text:tab/>Ternary Search Tree<text:bookmark-end text:name="__RefHeading___Toc1991_42659770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pple-system" svg:font-family="apple-system, BlinkMacSystemFont, 'Segoe UI Adjusted', 'Segoe UI', 'Liberation Sans', sans-serif"/>
    <style:font-face style:name="var ff-mono" svg:font-family="'var ff-mono'"/>
    <style:font-face style:name="Droid Sans Devanagari1" svg:font-family="'Droid Sans Devanagari'"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Source Han Sans CN" style:font-size-asian="14pt" style:font-name-complex="Droid Sans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style:font-name-asian="NSimSun" style:font-name-complex="Courier New"/>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in"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fo:border-top="none" fo:border-bottom="0.002cm solid #000000" fo:border-left="none" fo:border-right="none" fo:padding="0.051cm" fo:background-color="transparent">
          <style:background-image/>
        </style:header-footer-properties>
      </style:header-style>
      <style:footer-style/>
    </style:page-layout>
  </office:automatic-styles>
  <office:master-styles>
    <style:master-page style:name="Standard" style:page-layout-name="Mpm1">
      <style:header>
        <text:p text:style-name="MP1">Universitat Politècnica de Catalunya<text:tab/><text:tab/>Octubre 2022</text:p>
        <text:p text:style-name="MP1">Algorísmi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0-07T20:50:50.034913990</meta:creation-date>
    <dc:date>2022-10-13T00:18:13.66</dc:date>
    <meta:editing-duration>PT4H10M46S</meta:editing-duration>
    <meta:editing-cycles>38</meta:editing-cycles>
    <meta:generator>OpenOffice/4.1.6$Win32 OpenOffice.org_project/416m1$Build-9790</meta:generator>
    <meta:document-statistic meta:table-count="0" meta:image-count="2" meta:object-count="8" meta:page-count="13" meta:paragraph-count="97" meta:word-count="2637" meta:character-count="15468"/>
    <dc:creator>Oscar Ramos Nuñez</dc:creator>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